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f31ab" officeooo:paragraph-rsid="001f31ab"/>
    </style:style>
    <style:style style:name="P3" style:family="paragraph" style:parent-style-name="Standard">
      <style:text-properties style:font-name="URW Chancery L" officeooo:rsid="001f31ab" officeooo:paragraph-rsid="0018939a"/>
    </style:style>
    <style:style style:name="P4" style:family="paragraph" style:parent-style-name="Standard">
      <style:text-properties style:font-name="URW Chancery L" officeooo:rsid="0026be6b" officeooo:paragraph-rsid="0026be6b"/>
    </style:style>
    <style:style style:name="P5" style:family="paragraph" style:parent-style-name="Standard">
      <style:text-properties style:font-name="URW Chancery L" fo:font-size="18pt" fo:font-weight="bold" officeooo:rsid="0026be6b" officeooo:paragraph-rsid="00243ab3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text-properties style:font-name="URW Chancery L" officeooo:rsid="0026be6b" officeooo:paragraph-rsid="0026be6b"/>
    </style:style>
    <style:style style:name="P7" style:family="paragraph" style:parent-style-name="Standard" style:list-style-name="L1">
      <style:text-properties style:font-name="URW Chancery L" officeooo:rsid="0027bf63" officeooo:paragraph-rsid="0027bf63"/>
    </style:style>
    <style:style style:name="T1" style:family="text">
      <style:text-properties officeooo:rsid="0026be6b"/>
    </style:style>
    <style:style style:name="T2" style:family="text">
      <style:text-properties officeooo:rsid="0027bf63"/>
    </style:style>
    <style:style style:name="T3" style:family="text">
      <style:text-properties officeooo:rsid="0028149b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ummus</text:p>
      <text:p text:style-name="P1"/>
      <text:p text:style-name="P3">2.<text:span text:style-name="T1">5 oz<text:tab/>Garbanzo beans, dry.</text:span></text:p>
      <text:p text:style-name="P4">¼ t.<text:tab/>Baking soda.</text:p>
      <text:p text:style-name="P4">2 T.<text:tab/>Lemon juice.</text:p>
      <text:p text:style-name="P4">½ t.<text:tab/>Salt.</text:p>
      <text:p text:style-name="P4">2 clvs.<text:tab/>Garlic.</text:p>
      <text:p text:style-name="P4">¼ c.<text:tab/>Tahini.</text:p>
      <text:p text:style-name="P4"><text:span text:style-name="T3">1 </text:span>T.<text:tab/>Ice water.</text:p>
      <text:p text:style-name="P4">¼ t.<text:tab/>Cumin.</text:p>
      <text:p text:style-name="P2"/>
      <text:list xml:id="list3809846327" text:style-name="L1">
        <text:list-item>
          <text:p text:style-name="P6">Simmer garbanzo beans in water with baking soda until completely mushy (~90 minutes).</text:p>
        </text:list-item>
        <text:list-item>
          <text:p text:style-name="P6">Smash garlic, <text:span text:style-name="T2">put in blender,</text:span> a<text:span text:style-name="T2">dd</text:span> lemon juice and salt <text:span text:style-name="T2">and soak</text:span> for 10 minutes.</text:p>
        </text:list-item>
        <text:list-item>
          <text:p text:style-name="P6">Add tahini <text:span text:style-name="T2">to blender and blend until the mixture in smooth.</text:span></text:p>
        </text:list-item>
        <text:list-item>
          <text:p text:style-name="P7">Drizzle in ice water.</text:p>
        </text:list-item>
        <text:list-item>
          <text:p text:style-name="P7">Add cooked garbanzo beans and cumin.</text:p>
        </text:list-item>
        <text:list-item>
          <text:p text:style-name="P7">Blend until smooth.</text:p>
        </text:list-item>
        <text:list-item>
          <text:p text:style-name="P7">Season with additional salt if needed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1T17:21:01.863929361</meta:creation-date>
    <dc:date>2022-12-16T12:44:16.026535989</dc:date>
    <meta:editing-duration>PT55M47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95" meta:character-count="475" meta:non-whitespace-character-count="403"/>
  </office:meta>
</office:document-meta>
</file>